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3bb7" officeooo:paragraph-rsid="00193b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Öppna filen</text:p>
      <text:p text:style-name="P1"/>
      <text:p text:style-name="P1">Sök efter HEX{ (eller endast { ) och kopiera strängen, spara på valfritt ställe</text:p>
      <text:p text:style-name="P1">Sök efter } och kopiera strängen, kombinera med föregående sträng.</text:p>
      <text:p text:style-name="P1"/>
      <text:p text:style-name="P1">Flagga:</text:p>
      <text:p text:style-name="P1">HEX{bUzz_buZZ_saiD_th3_b33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sv" fo:country="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7T20:54:25.514000000</dc:date>
    <meta:editing-duration>PT1M1S</meta:editing-duration>
    <meta:editing-cycles>1</meta:editing-cycles>
    <meta:document-statistic meta:table-count="0" meta:image-count="0" meta:object-count="0" meta:page-count="1" meta:paragraph-count="5" meta:word-count="28" meta:character-count="190" meta:non-whitespace-character-count="167"/>
    <meta:generator>LibreOffice/7.3.3.2$Windows_X86_64 LibreOffice_project/d1d0ea68f081ee2800a922cac8f79445e4603348</meta:generator>
  </office:meta>
</office:document-meta>
</file>